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0028in" fo:margin-left="-0.0785in" fo:margin-top="0in" fo:margin-bottom="0in" table:align="left"/>
    </style:style>
    <style:style style:name="Table1.A" style:family="table-column">
      <style:table-column-properties style:column-width="6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0028in" fo:margin-left="-0.0785in" fo:margin-top="0in" fo:margin-bottom="0in" table:align="left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7" style:family="table-row">
      <style:table-row-properties style:min-row-height="0.5833in" fo:keep-together="auto"/>
    </style:style>
    <style:style style:name="Table3" style:family="table">
      <style:table-properties style:width="6.0028in" fo:margin-left="-0.0785in" fo:margin-top="0in" fo:margin-bottom="0in" table:align="left"/>
    </style:style>
    <style:style style:name="Table3.A" style:family="table-column">
      <style:table-column-properties style:column-width="6.0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3.7" style:family="table-row">
      <style:table-row-properties style:min-row-height="0.3889in" fo:keep-together="auto"/>
    </style:style>
    <style:style style:name="Table3.8" style:family="table-row">
      <style:table-row-properties style:min-row-height="0.1944in" fo:keep-together="auto"/>
    </style:style>
    <style:style style:name="Table3.9" style:family="table-row">
      <style:table-row-properties style:min-row-height="0.1667in" fo:keep-together="auto"/>
    </style:style>
    <style:style style:name="Table3.11" style:family="table-row">
      <style:table-row-properties style:min-row-height="0.25in" fo:keep-together="auto"/>
    </style:style>
    <style:style style:name="Table3.12" style:family="table-row">
      <style:table-row-properties style:min-row-height="0.3056in" fo:keep-together="auto"/>
    </style:style>
    <style:style style:name="Table4" style:family="table">
      <style:table-properties style:width="6.0028in" fo:margin-left="-0.0785in" fo:margin-top="0in" fo:margin-bottom="0in" table:align="left"/>
    </style:style>
    <style:style style:name="Table4.A" style:family="table-column">
      <style:table-column-properties style:column-width="6.0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7" style:family="table-row">
      <style:table-row-properties style:min-row-height="0.3889in" fo:keep-together="auto"/>
    </style:style>
    <style:style style:name="Table4.8" style:family="table-row">
      <style:table-row-properties style:min-row-height="0.1944in" fo:keep-together="auto"/>
    </style:style>
    <style:style style:name="Table4.9" style:family="table-row">
      <style:table-row-properties style:min-row-height="0.1667in" fo:keep-together="auto"/>
    </style:style>
    <style:style style:name="Table4.11" style:family="table-row">
      <style:table-row-properties style:min-row-height="0.25in" fo:keep-together="auto"/>
    </style:style>
    <style:style style:name="Table4.12" style:family="table-row">
      <style:table-row-properties style:min-row-height="0.2083in" fo:keep-together="auto"/>
    </style:style>
    <style:style style:name="Table5" style:family="table">
      <style:table-properties style:width="6.0028in" fo:margin-left="-0.0785in" fo:margin-top="0in" fo:margin-bottom="0in" table:align="left"/>
    </style:style>
    <style:style style:name="Table5.A" style:family="table-column">
      <style:table-column-properties style:column-width="6.0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7" style:family="table-row">
      <style:table-row-properties style:min-row-height="0.3889in" fo:keep-together="auto"/>
    </style:style>
    <style:style style:name="Table5.8" style:family="table-row">
      <style:table-row-properties style:min-row-height="0.1944in" fo:keep-together="auto"/>
    </style:style>
    <style:style style:name="Table5.10" style:family="table-row">
      <style:table-row-properties style:min-row-height="0.2083in" fo:keep-together="auto"/>
    </style:style>
    <style:style style:name="Table6" style:family="table">
      <style:table-properties style:width="6.0028in" fo:margin-left="-0.0785in" fo:margin-top="0in" fo:margin-bottom="0in" table:align="left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6.7" style:family="table-row">
      <style:table-row-properties style:min-row-height="0.3889in" fo:keep-together="auto"/>
    </style:style>
    <style:style style:name="Table6.8" style:family="table-row">
      <style:table-row-properties style:min-row-height="0.1944in" fo:keep-together="auto"/>
    </style:style>
    <style:style style:name="Table6.9" style:family="table-row">
      <style:table-row-properties style:min-row-height="0.1667in" fo:keep-together="auto"/>
    </style:style>
    <style:style style:name="Table6.11" style:family="table-row">
      <style:table-row-properties style:min-row-height="0.25in" fo:keep-together="auto"/>
    </style:style>
    <style:style style:name="Table6.12" style:family="table-row">
      <style:table-row-properties style:min-row-height="0.2083in" fo:keep-together="auto"/>
    </style:style>
    <style:style style:name="Table7" style:family="table">
      <style:table-properties style:width="6.0028in" fo:margin-left="-0.0785in" fo:margin-top="0in" fo:margin-bottom="0in" table:align="left"/>
    </style:style>
    <style:style style:name="Table7.A" style:family="table-column">
      <style:table-column-properties style:column-width="6.002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5" style:family="table-row">
      <style:table-row-properties style:min-row-height="0.1667in" fo:keep-together="auto"/>
    </style:style>
    <style:style style:name="Table7.7" style:family="table-row">
      <style:table-row-properties style:min-row-height="0.3889in" fo:keep-together="auto"/>
    </style:style>
    <style:style style:name="Table7.8" style:family="table-row">
      <style:table-row-properties style:min-row-height="0.1944in" fo:keep-together="auto"/>
    </style:style>
    <style:style style:name="Table7.11" style:family="table-row">
      <style:table-row-properties style:min-row-height="0.25in" fo:keep-together="auto"/>
    </style:style>
    <style:style style:name="Table7.13" style:family="table-row">
      <style:table-row-properties style:min-row-height="0.2083in" fo:keep-together="auto"/>
    </style:style>
    <style:style style:name="Table8" style:family="table">
      <style:table-properties style:width="6.0028in" fo:margin-left="-0.0785in" fo:margin-top="0in" fo:margin-bottom="0in" table:align="left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8.7" style:family="table-row">
      <style:table-row-properties style:min-row-height="0.3889in" fo:keep-together="auto"/>
    </style:style>
    <style:style style:name="Table8.8" style:family="table-row">
      <style:table-row-properties style:min-row-height="0.1944in" fo:keep-together="auto"/>
    </style:style>
    <style:style style:name="Table8.10" style:family="table-row">
      <style:table-row-properties style:min-row-height="0.2083in" fo:keep-together="auto"/>
    </style:style>
    <style:style style:name="Table9" style:family="table">
      <style:table-properties style:width="6.0028in" fo:margin-left="-0.0785in" fo:margin-top="0in" fo:margin-bottom="0in" table:align="left"/>
    </style:style>
    <style:style style:name="Table9.A" style:family="table-column">
      <style:table-column-properties style:column-width="6.0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1"/>
    </style:style>
    <style:style style:name="Table9.7" style:family="table-row">
      <style:table-row-properties style:min-row-height="0.3889in" fo:keep-together="auto"/>
    </style:style>
    <style:style style:name="Table9.8" style:family="table-row">
      <style:table-row-properties style:min-row-height="0.1944in" fo:keep-together="auto"/>
    </style:style>
    <style:style style:name="Table9.11" style:family="table-row">
      <style:table-row-properties style:min-row-height="0.2083in" fo:keep-together="auto"/>
    </style:style>
    <style:style style:name="Table9.16" style:family="table-row">
      <style:table-row-properties style:min-row-height="0.3611in" fo:keep-together="auto"/>
    </style:style>
    <style:style style:name="Table10" style:family="table">
      <style:table-properties style:width="6.0028in" fo:margin-left="-0.0785in" fo:margin-top="0in" fo:margin-bottom="0in" table:align="left"/>
    </style:style>
    <style:style style:name="Table10.A" style:family="table-column">
      <style:table-column-properties style:column-width="6.0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1"/>
    </style:style>
    <style:style style:name="Table10.7" style:family="table-row">
      <style:table-row-properties style:min-row-height="0.3889in" fo:keep-together="auto"/>
    </style:style>
    <style:style style:name="Table10.8" style:family="table-row">
      <style:table-row-properties style:min-row-height="0.1944in" fo:keep-together="auto"/>
    </style:style>
    <style:style style:name="Table10.12" style:family="table-row">
      <style:table-row-properties style:min-row-height="0.2083in" fo:keep-together="auto"/>
    </style:style>
    <style:style style:name="Table10.14" style:family="table-row">
      <style:table-row-properties style:min-row-height="0.1667in" fo:keep-together="auto"/>
    </style:style>
    <style:style style:name="Table11" style:family="table">
      <style:table-properties style:width="6.0028in" fo:margin-left="-0.0785in" fo:margin-top="0in" fo:margin-bottom="0in" table:align="left"/>
    </style:style>
    <style:style style:name="Table11.A" style:family="table-column">
      <style:table-column-properties style:column-width="6.0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1"/>
    </style:style>
    <style:style style:name="Table11.7" style:family="table-row">
      <style:table-row-properties style:min-row-height="0.3889in" fo:keep-together="auto"/>
    </style:style>
    <style:style style:name="Table11.8" style:family="table-row">
      <style:table-row-properties style:min-row-height="0.1944in" fo:keep-together="auto"/>
    </style:style>
    <style:style style:name="Table11.12" style:family="table-row">
      <style:table-row-properties style:min-row-height="0.2083in" fo:keep-together="auto"/>
    </style:style>
    <style:style style:name="Table11.14" style:family="table-row">
      <style:table-row-properties style:min-row-height="0.1667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fo:orphans="0" fo:widows="0" style:page-number="1"/>
      <style:text-properties fo:font-size="10pt" style:font-size-asian="10pt" style:font-size-complex="10pt"/>
    </style:style>
    <style:style style:name="P5" style:family="paragraph" style:parent-style-name="Standard" style:list-style-name="WWNum11">
      <style:paragraph-properties fo:margin-left="0.75in" fo:margin-right="0in" fo:margin-top="0in" fo:margin-bottom="0in" loext:contextual-spacing="true" fo:line-height="115%" fo:text-indent="-0.25in" style:auto-text-indent="false"/>
    </style:style>
    <style:style style:name="P6" style:family="paragraph" style:parent-style-name="Standard" style:list-style-name="WWNum11">
      <style:paragraph-properties fo:margin-left="0.75in" fo:margin-right="0in" fo:margin-top="0in" fo:margin-bottom="0.139in" loext:contextual-spacing="true" fo:line-height="115%" fo:text-indent="-0.25in" style:auto-text-indent="false"/>
    </style:style>
    <style:style style:name="P7" style:family="paragraph" style:parent-style-name="Standard" style:list-style-name="WWNum9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9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9" style:family="paragraph" style:parent-style-name="Standard" style:list-style-name="WWNum16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0" style:family="paragraph" style:parent-style-name="Standard" style:list-style-name="WWNum13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1" style:family="paragraph" style:parent-style-name="Standard" style:list-style-name="WWNum18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2" style:family="paragraph" style:parent-style-name="Standard" style:list-style-name="WWNum29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3" style:family="paragraph" style:parent-style-name="Standard" style:list-style-name="WWNum20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4" style:family="paragraph" style:parent-style-name="Standard" style:list-style-name="WWNum28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7" style:family="paragraph" style:parent-style-name="Standard" style:list-style-name="WWNum21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9" style:family="paragraph" style:parent-style-name="Standard" style:list-style-name="WWNum26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2" style:family="paragraph" style:parent-style-name="Standard" style:list-style-name="WWNum2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4" style:family="paragraph" style:parent-style-name="Standard" style:list-style-name="WWNum2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5" style:family="paragraph" style:parent-style-name="Standard" style:list-style-name="WWNum19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6" style:family="paragraph" style:parent-style-name="Standard" style:list-style-name="WWNum25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7" style:family="paragraph" style:parent-style-name="Standard" style:list-style-name="WWNum3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8" style:family="paragraph" style:parent-style-name="Standard" style:list-style-name="WWNum30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30" style:family="paragraph" style:parent-style-name="Standard" style:list-style-name="WWNum36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32" style:family="paragraph" style:parent-style-name="Standard" style:list-style-name="WWNum27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33" style:family="paragraph" style:parent-style-name="Standard" style:list-style-name="WWNum15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34" style:family="paragraph" style:parent-style-name="Standard" style:list-style-name="WWNum3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6" style:family="paragraph" style:parent-style-name="Standard" style:list-style-name="WWNum3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7" style:family="paragraph" style:parent-style-name="Standard" style:list-style-name="WWNum3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8" style:family="paragraph" style:parent-style-name="Standard" style:list-style-name="WWNum2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9" style:family="paragraph" style:parent-style-name="Standard" style:list-style-name="WWNum1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0" style:family="paragraph" style:parent-style-name="Standard" style:list-style-name="WWNum3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2" style:family="paragraph" style:parent-style-name="Standard" style:list-style-name="WWNum3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3" style:family="paragraph" style:parent-style-name="Standard" style:list-style-name="WWNum3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4" style:family="paragraph" style:parent-style-name="Standard" style:list-style-name="WWNum1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color="#ff000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"><text:bookmark text:name="_gjdgxs"/><text:span text:style-name="T1">Regras de Negócio (RN):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Jogador </text:span><text:span text:style-name="T2">- Os Campos do Jogador: Nome, Foto, E-mail, Posição, Número, Sexo, Data de Nascimento, Campeonatos, Times, Tipo de Usuário;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Administrador</text:span><text:span text:style-name="T2"> - Os Campos do Administrador: Nome, Foto, E-mail, Sexo, Data de Nascimento, Campeonatos, Tipo de Usuário;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Capitão </text:span><text:span text:style-name="T2">- Os Campos do Capitão: Nome, Foto, E-mail, Sexo, Posição, Número, Data de Nascimento, Campeonatos, Times, Capitão, Tipo de Usuário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Usuário </text:span><text:span text:style-name="T2">- Os Campos do Usuário: Nome, Foto, E-mail, Sexo, Data de Nascimento, Tipo de Usuário.</text:span></text:p>
          </table:table-cell>
        </table:table-row>
      </table:table>
      <text:p text:style-name="P3"><text:soft-page-break/><text:span text:style-name="T2"><text:s/>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Caso de Uso:</text:span><text:span text:style-name="T2"> Fazer Logi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Ator(es):</text:span><text:span text:style-name="T2"> Usuário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Descrição:</text:span><text:span text:style-name="T2"> Este caso de uso tem por objetivo logar Usuários ao sistema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ré-condições:</text:span><text:span text:style-name="T2"> Usuário acessou o site do sistema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ós-condições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Fluxo Principal (FP):</text:span></text:p>
          </table:table-cell>
        </table:table-row>
        <table:table-row table:style-name="Table2.7">
          <table:table-cell table:style-name="Table2.A1" office:value-type="string">
            <text:list xml:id="list7228632164658438651" text:style-name="WWNum11">
              <text:list-item>
                <text:p text:style-name="P5"><text:span text:style-name="T2">O sistema apresenta as seguintes opções:</text:span></text:p>
              </text:list-item>
            </text:list>
            <text:list xml:id="list7879988692484131716" text:style-name="WWNum9">
              <text:list-item>
                <text:p text:style-name="P7"><text:span text:style-name="T2">Login <text:s/></text:span><text:span text:style-name="T4">FP</text:span></text:p>
              </text:list-item>
              <text:list-item>
                <text:p text:style-name="P8"><text:span text:style-name="T2">Cadastrar </text:span><text:span text:style-name="T4">FA1</text:span></text:p>
              </text:list-item>
              <text:list-item>
                <text:p text:style-name="P8"><text:span text:style-name="T2">Redefinir Senha</text:span><text:span text:style-name="T4"> FA2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761272492" text:continue-list="list7228632164658438651" text:style-name="WWNum11">
              <text:list-item>
                <text:p text:style-name="P6"><text:span text:style-name="T2">O Usuário escolhe a opção: Login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0848738212" text:continue-numbering="true" text:style-name="WWNum11">
              <text:list-item>
                <text:p text:style-name="P6"><text:span text:style-name="T2">O Sistema solicita ao Usuário seu username e senha cadastrados no sistema.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342383541" text:continue-numbering="true" text:style-name="WWNum11">
              <text:list-item>
                <text:p text:style-name="P6"><text:span text:style-name="T2">O Usuário insere os dados de username e senha. </text:span><text:span text:style-name="T4">FE3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2264734084" text:continue-numbering="true" text:style-name="WWNum11">
              <text:list-item>
                <text:p text:style-name="P6"><text:span text:style-name="T2">O Sistema valida os dados e direciona o Usuário à página inicial do sistema. <text:s/></text:span><text:span text:style-name="T4">FE1, FE2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532044623" text:continue-numbering="true" text:style-name="WWNum11">
              <text:list-item>
                <text:p text:style-name="P6"><text:span text:style-name="T2">O caso de uso é encerrad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Fluxos Alternativos (FA)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<text:tab/></text:span><text:span text:style-name="T1">FA1 – Cadastrar Novo Usuário</text:span></text:p>
          </table:table-cell>
        </table:table-row>
        <table:table-row table:style-name="Table2.1">
          <table:table-cell table:style-name="Table2.A1" office:value-type="string">
            <text:list xml:id="list4366667465897749269" text:style-name="WWNum16">
              <text:list-item>
                <text:p text:style-name="P9"><text:span text:style-name="T2">O Sistema solicita ao Usuário o preenchimento dos campos de username e senha para o cadastro. <text:s/></text:span><text:span text:style-name="T4">RN-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2169317070" text:continue-numbering="true" text:style-name="WWNum16">
              <text:list-item>
                <text:p text:style-name="P9"><text:span text:style-name="T2">O Usuário preenche os campos e envi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223444084" text:continue-numbering="true" text:style-name="WWNum16">
              <text:list-item>
                <text:p text:style-name="P9"><text:span text:style-name="T2">O Sistema valida os dados e Cadastra o novo Usuário. </text:span><text:span text:style-name="T4">RN-Usuário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2811815303" text:continue-numbering="true" text:style-name="WWNum16">
              <text:list-item>
                <text:p text:style-name="P9"><text:span text:style-name="T2">O caso de uso retorna ao passo 2 do FP para que o Usuário faça o Login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<text:s text:c="14"/>FA2 – Redefinir Senha</text:span></text:p>
          </table:table-cell>
        </table:table-row>
        <table:table-row table:style-name="Table2.1">
          <table:table-cell table:style-name="Table2.A1" office:value-type="string">
            <text:list xml:id="list189940686653149609" text:style-name="WWNum13">
              <text:list-item>
                <text:p text:style-name="P10"><text:span text:style-name="T2">O Usuário escolhe a opção Redefinir Senha.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list xml:id="list73931656562809" text:continue-numbering="true" text:style-name="WWNum13">
              <text:list-item>
                <text:p text:style-name="P10"><text:span text:style-name="T2">O Sistema pede que o Usuário cadastre uma nova senh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720087000" text:continue-numbering="true" text:style-name="WWNum13">
              <text:list-item>
                <text:p text:style-name="P10"><text:span text:style-name="T2">O Usuário preenche os campos de Nova Senha e Confirmar Senh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2107925236" text:continue-numbering="true" text:style-name="WWNum13">
              <text:list-item>
                <text:p text:style-name="P10"><text:span text:style-name="T2">O caso de uso retorna ao passo 2 do FP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<text:s text:c="12"/>Fluxos de Exceção (FE)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<text:tab/></text:span><text:span text:style-name="T1">FE1 – O sistema não reconhece os dados de username e senha informados pelo Usuário.</text:span></text:p>
          </table:table-cell>
        </table:table-row>
        <table:table-row table:style-name="Table2.1">
          <table:table-cell table:style-name="Table2.A1" office:value-type="string">
            <text:list xml:id="list7179458462543544318" text:style-name="WWNum18">
              <text:list-item>
                <text:p text:style-name="P11"><text:span text:style-name="T2">O Sistema notifica ao Usuário que os dados inseridos não estão cadastrados no sistem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306583671" text:continue-numbering="true" text:style-name="WWNum18">
              <text:list-item>
                <text:p text:style-name="P11"><text:span text:style-name="T2">O caso de uso retorna ao passo 2 do FP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<text:s text:c="14"/></text:span><text:span text:style-name="T1">FE2 – Campos preenchidos incorretamente</text:span></text:p>
          </table:table-cell>
        </table:table-row>
        <table:table-row table:style-name="Table2.1">
          <table:table-cell table:style-name="Table2.A1" office:value-type="string">
            <text:list xml:id="list4525768539751287907" text:style-name="WWNum29">
              <text:list-item>
                <text:p text:style-name="P12"><text:span text:style-name="T2">O Sistema <text:s/>informa ao Usuário que existem erros de preenchimento dos dados e informa qual(is) o(os) campo(s) com err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2103489211" text:continue-numbering="true" text:style-name="WWNum29">
              <text:list-item>
                <text:p text:style-name="P12"><text:span text:style-name="T2">O caso de uso retorna ao início do fluxo de origem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<text:s text:c="14"/></text:span><text:span text:style-name="T1">FE3 – Campo(s) <text:s/>em branco</text:span></text:p>
          </table:table-cell>
        </table:table-row>
        <table:table-row table:style-name="Table2.1">
          <table:table-cell table:style-name="Table2.A1" office:value-type="string">
            <text:list xml:id="list3258194381204078437" text:style-name="WWNum20">
              <text:list-item>
                <text:p text:style-name="P13"><text:span text:style-name="T2">O Sistema avisa quais campos ficaram em branc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3931811929604" text:continue-numbering="true" text:style-name="WWNum20">
              <text:list-item>
                <text:p text:style-name="P13"><text:span text:style-name="T2">O caso de uso retorna ao início do fluxo de origem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"><text:span text:style-name="T1">Caso de Uso:</text:span><text:span text:style-name="T2"> Criar Campeonato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Descrição:</text:span><text:span text:style-name="T2"> Este caso de uso tem por objetivo criar campeonatos à partir do administrador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ré-condições:</text:span><text:span text:style-name="T2"> Possuir acesso de administrador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ós-condições: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Fluxo Principal (FP):</text:span></text:p>
          </table:table-cell>
        </table:table-row>
        <table:table-row table:style-name="Table3.7">
          <table:table-cell table:style-name="Table3.A1" office:value-type="string">
            <text:list xml:id="list862557706084369372" text:style-name="WWNum28">
              <text:list-item>
                <text:p text:style-name="P14"><text:span text:style-name="T2">O sistema apresenta as seguintes funções:</text:span></text:p>
              </text:list-item>
            </text:list>
            <text:list xml:id="list5256391450183363301" text:style-name="WWNum2">
              <text:list-item>
                <text:p text:style-name="P15"><text:span text:style-name="T2">Criar campeonato</text:span><text:span text:style-name="T4"> FP</text:span></text:p>
              </text:list-item>
            </text:list>
          </table:table-cell>
        </table:table-row>
        <table:table-row table:style-name="Table3.8">
          <table:table-cell table:style-name="Table3.A1" office:value-type="string">
            <text:list xml:id="list73932539633944" text:continue-list="list862557706084369372" text:style-name="WWNum28">
              <text:list-item>
                <text:p text:style-name="P14"><text:span text:style-name="T2">O administrador escolhe a opção de criar campeonato.</text:span></text:p>
              </text:list-item>
            </text:list>
          </table:table-cell>
        </table:table-row>
        <table:table-row table:style-name="Table3.9">
          <table:table-cell table:style-name="Table3.A1" office:value-type="string">
            <text:list xml:id="list73932480708390" text:continue-numbering="true" text:style-name="WWNum28">
              <text:list-item>
                <text:p text:style-name="P14"><text:span text:style-name="T2">O administrador deverá informar nome do campeonato. </text:span><text:span text:style-name="T4">FE1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73932429909899" text:continue-numbering="true" text:style-name="WWNum28">
              <text:list-item>
                <text:p text:style-name="P14"><text:span text:style-name="T2">O administrador deverá enviar mensagens aos capitães dos times para adicioná-los ao campeonato.</text:span></text:p>
              </text:list-item>
            </text:list>
          </table:table-cell>
        </table:table-row>
        <table:table-row table:style-name="Table3.11">
          <table:table-cell table:style-name="Table3.A1" office:value-type="string">
            <text:list xml:id="list73931588971047" text:continue-numbering="true" text:style-name="WWNum28">
              <text:list-item>
                <text:p text:style-name="P14"><text:span text:style-name="T2">O administrador deverá confirmar a criação do campeonato com os times que definiu. </text:span><text:span text:style-name="T4">FE2</text:span></text:p>
              </text:list-item>
            </text:list>
          </table:table-cell>
        </table:table-row>
        <table:table-row table:style-name="Table3.12">
          <table:table-cell table:style-name="Table3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1">Fluxos de Exceção (FE):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<text:tab/></text:span><text:span text:style-name="T1">FE1 – O sistema já cadastrou um campeonato com o mesmo nome.</text:span></text:p>
          </table:table-cell>
        </table:table-row>
        <table:table-row table:style-name="Table3.1">
          <table:table-cell table:style-name="Table3.A1" office:value-type="string">
            <text:list xml:id="list9028890212526389538" text:style-name="WWNum6">
              <text:list-item>
                <text:p text:style-name="P16"><text:span text:style-name="T2">O usuário escolhe um novo nome para o campeonat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73931698996871" text:continue-numbering="true" text:style-name="WWNum6">
              <text:list-item>
                <text:p text:style-name="P16"><text:span text:style-name="T2">O caso de uso retorna ao passo 4 do FP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2"><text:s text:c="14"/></text:span><text:span text:style-name="T1">FE2 – Campeonato criado sem times.</text:span></text:p>
          </table:table-cell>
        </table:table-row>
        <table:table-row table:style-name="Table3.1">
          <table:table-cell table:style-name="Table3.A1" office:value-type="string">
            <text:list xml:id="list8107800810195266924" text:style-name="WWNum21">
              <text:list-item>
                <text:p text:style-name="P17"><text:span text:style-name="T2">O sistema solicita ao administrador que cadastre times no campeonat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73931567142791" text:continue-numbering="true" text:style-name="WWNum21">
              <text:list-item>
                <text:p text:style-name="P17"><text:span text:style-name="T2">O caso de uso retorna ao passo 4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3"><text:span text:style-name="T1">Caso de Uso:</text:span><text:span text:style-name="T2"> Editar Campeonato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Descrição:</text:span><text:span text:style-name="T2"> Este caso de uso tem por objetivo alterar campeonatos já criados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ré-condições:</text:span><text:span text:style-name="T2"> Possuir campeonato criado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ós-condições: </text:span><text:span text:style-name="T2">Ter realizado alguma alteração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Fluxo Principal (FP):</text:span></text:p>
          </table:table-cell>
        </table:table-row>
        <table:table-row table:style-name="Table4.7">
          <table:table-cell table:style-name="Table4.A1" office:value-type="string">
            <text:list xml:id="list3230334410598265631" text:style-name="WWNum3">
              <text:list-item>
                <text:p text:style-name="P18"><text:span text:style-name="T2">O sistema apresenta as seguintes funções:</text:span></text:p>
              </text:list-item>
            </text:list>
            <text:list xml:id="list773272768288627232" text:style-name="WWNum26">
              <text:list-item>
                <text:p text:style-name="P19"><text:span text:style-name="T2">Editar campeonato</text:span><text:span text:style-name="T4"> FP</text:span></text:p>
              </text:list-item>
              <text:list-item>
                <text:p text:style-name="P19"><text:span text:style-name="T2">Cancelar alterações</text:span><text:span text:style-name="T4"> FA</text:span></text:p>
              </text:list-item>
            </text:list>
          </table:table-cell>
        </table:table-row>
        <table:table-row table:style-name="Table4.8">
          <table:table-cell table:style-name="Table4.A1" office:value-type="string">
            <text:list xml:id="list73931532720055" text:continue-list="list3230334410598265631" text:style-name="WWNum3">
              <text:list-item>
                <text:p text:style-name="P18"><text:span text:style-name="T2">O administrador escolhe a opção de editar campeonato.</text:span></text:p>
              </text:list-item>
            </text:list>
          </table:table-cell>
        </table:table-row>
        <table:table-row table:style-name="Table4.9">
          <table:table-cell table:style-name="Table4.A1" office:value-type="string">
            <text:list xml:id="list73931401134687" text:continue-numbering="true" text:style-name="WWNum3">
              <text:list-item>
                <text:p text:style-name="P18"><text:span text:style-name="T2">O administrador poderá modificar as datas das partidas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73931244798465" text:continue-numbering="true" text:style-name="WWNum3">
              <text:list-item>
                <text:p text:style-name="P18"><text:span text:style-name="T2">O administrador poderá criar e cancelar partidas.</text:span></text:p>
              </text:list-item>
            </text:list>
          </table:table-cell>
        </table:table-row>
        <table:table-row table:style-name="Table4.11">
          <table:table-cell table:style-name="Table4.A1" office:value-type="string">
            <text:list xml:id="list73931951459524" text:continue-numbering="true" text:style-name="WWNum3">
              <text:list-item>
                <text:p text:style-name="P18"><text:span text:style-name="T2">O administrador poderá alterar os pontos de um time na tabela caso o mesmo seja punido por algum motivo.</text:span></text:p>
              </text:list-item>
            </text:list>
          </table:table-cell>
        </table:table-row>
        <table:table-row table:style-name="Table4.12">
          <table:table-cell table:style-name="Table4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4.12">
          <table:table-cell table:style-name="Table4.A1" office:value-type="string">
            <text:p text:style-name="P3"><text:span text:style-name="T1"><text:s text:c="13"/>FA1 - Cancelar alterações:</text:span></text:p>
          </table:table-cell>
        </table:table-row>
        <table:table-row table:style-name="Table4.12">
          <table:table-cell table:style-name="Table4.A1" office:value-type="string">
            <text:list xml:id="list2908237193374768146" text:style-name="WWNum32">
              <text:list-item>
                <text:p text:style-name="P34"><text:span text:style-name="T2">O administrador escolhe em algum momento cancelar as alterações que fez.</text:span></text:p>
              </text:list-item>
            </text:list>
          </table:table-cell>
        </table:table-row>
        <table:table-row table:style-name="Table4.12">
          <table:table-cell table:style-name="Table4.A1" office:value-type="string">
            <text:list xml:id="list73931768684568" text:continue-numbering="true" text:style-name="WWNum32">
              <text:list-item>
                <text:p text:style-name="P34"><text:span text:style-name="T2">O caso de uso retorna ao passo 1 do PF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<text:span text:style-name="T1">Fluxos de Exceção (FE):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<text:tab/></text:span></text:p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3"><text:span text:style-name="T1">Caso de Uso:</text:span><text:span text:style-name="T2"> Excluir Campeonato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Descrição:</text:span><text:span text:style-name="T2"> Este caso de uso tem por objetivo excluir campeonatos já criados.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ré-condições:</text:span><text:span text:style-name="T2"> Possuir campeonato criado.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ós-condições: 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Fluxo Principal (FP):</text:span></text:p>
          </table:table-cell>
        </table:table-row>
        <table:table-row table:style-name="Table5.7">
          <table:table-cell table:style-name="Table5.A1" office:value-type="string">
            <text:list xml:id="list4226449109340969538" text:style-name="WWNum7">
              <text:list-item>
                <text:p text:style-name="P20"><text:span text:style-name="T2">O sistema apresenta as seguintes funções:</text:span></text:p>
              </text:list-item>
            </text:list>
            <text:list xml:id="list7436780592227143350" text:style-name="WWNum10">
              <text:list-item>
                <text:p text:style-name="P21"><text:span text:style-name="T2">Excluir campeonato</text:span><text:span text:style-name="T4"> FP</text:span></text:p>
              </text:list-item>
            </text:list>
          </table:table-cell>
        </table:table-row>
        <table:table-row table:style-name="Table5.8">
          <table:table-cell table:style-name="Table5.A1" office:value-type="string">
            <text:list xml:id="list73932794867726" text:continue-list="list4226449109340969538" text:style-name="WWNum7">
              <text:list-item>
                <text:p text:style-name="P20"><text:span text:style-name="T2">O administrador escolhe a opção de excluir campeonat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73932591358680" text:continue-numbering="true" text:style-name="WWNum7">
              <text:list-item>
                <text:p text:style-name="P20"><text:span text:style-name="T2">O sistema envia uma mensagem de confirmação para apagar o campeonato. </text:span><text:span text:style-name="T4">FE1</text:span></text:p>
              </text:list-item>
            </text:list>
          </table:table-cell>
        </table:table-row>
        <table:table-row table:style-name="Table5.10">
          <table:table-cell table:style-name="Table5.A1" office:value-type="string">
            <text:list xml:id="list73932960854358" text:continue-numbering="true" text:style-name="WWNum7">
              <text:list-item>
                <text:p text:style-name="P20"><text:span text:style-name="T2">O administrador confirma o desejo de excluir o campeonato, e o mesmo é deletado.</text:span></text:p>
              </text:list-item>
            </text:list>
          </table:table-cell>
        </table:table-row>
        <table:table-row table:style-name="Table5.10">
          <table:table-cell table:style-name="Table5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1">Fluxos de Exceção (FE):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<text:tab/></text:span><text:span text:style-name="T1">FE1 - Cancelar exclusão de campeonato.</text:span></text:p>
          </table:table-cell>
        </table:table-row>
        <table:table-row table:style-name="Table5.1">
          <table:table-cell table:style-name="Table5.A1" office:value-type="string">
            <text:list xml:id="list4209161307574350661" text:style-name="WWNum14">
              <text:list-item>
                <text:p text:style-name="P35"><text:span text:style-name="T2">O administrador recebe a mensagem do sistema para confirmar seu desejo de excluir o campeonat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73931216225483" text:continue-numbering="true" text:style-name="WWNum14">
              <text:list-item>
                <text:p text:style-name="P35"><text:span text:style-name="T2">O administrador opta por não mais excluir o campeonato e seleciona a opção “não” na confirmação da exclusã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73932076475743" text:continue-numbering="true" text:style-name="WWNum14">
              <text:list-item>
                <text:p text:style-name="P35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"><text:span text:style-name="T1">Caso de Uso:</text:span><text:span text:style-name="T2"> Editar Placar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Descrição:</text:span><text:span text:style-name="T2"> Este caso de uso tem por objetivo editar o placar de uma partida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ré-condições:</text:span><text:span text:style-name="T2"> Possuir partida cadastrada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ós-condições: </text:span><text:span text:style-name="T2">Ter o placar atualizado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Fluxo Principal (FP):</text:span></text:p>
          </table:table-cell>
        </table:table-row>
        <table:table-row table:style-name="Table6.7">
          <table:table-cell table:style-name="Table6.A1" office:value-type="string">
            <text:list xml:id="list1799449674296146774" text:style-name="WWNum22">
              <text:list-item>
                <text:p text:style-name="P22"><text:span text:style-name="T2">O sistema apresenta as seguintes funções:</text:span></text:p>
              </text:list-item>
            </text:list>
            <text:list xml:id="list6688279988082947283" text:style-name="WWNum8">
              <text:list-item>
                <text:p text:style-name="P23"><text:span text:style-name="T2">Inserir placar</text:span><text:span text:style-name="T4"> FP</text:span></text:p>
              </text:list-item>
              <text:list-item>
                <text:p text:style-name="P23"><text:span text:style-name="T2">Alterar placar</text:span><text:span text:style-name="T4"> FA</text:span></text:p>
              </text:list-item>
            </text:list>
          </table:table-cell>
        </table:table-row>
        <table:table-row table:style-name="Table6.8">
          <table:table-cell table:style-name="Table6.A1" office:value-type="string">
            <text:list xml:id="list73930963023902" text:continue-list="list1799449674296146774" text:style-name="WWNum22">
              <text:list-item>
                <text:p text:style-name="P22"><text:span text:style-name="T2">O administrador escolhe a opção de inserir placar.</text:span></text:p>
              </text:list-item>
            </text:list>
          </table:table-cell>
        </table:table-row>
        <table:table-row table:style-name="Table6.9">
          <table:table-cell table:style-name="Table6.A1" office:value-type="string">
            <text:list xml:id="list73932338234217" text:continue-numbering="true" text:style-name="WWNum22">
              <text:list-item>
                <text:p text:style-name="P22"><text:span text:style-name="T2">O administrador coloca o número de gols alcançado pelos dois times da partida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73931525995328" text:continue-numbering="true" text:style-name="WWNum22">
              <text:list-item>
                <text:p text:style-name="P22"><text:span text:style-name="T2">O administrador clica no botão de “confirmar”. </text:span></text:p>
              </text:list-item>
            </text:list>
          </table:table-cell>
        </table:table-row>
        <table:table-row table:style-name="Table6.11">
          <table:table-cell table:style-name="Table6.A1" office:value-type="string">
            <text:list xml:id="list73932692142191" text:continue-numbering="true" text:style-name="WWNum22">
              <text:list-item>
                <text:p text:style-name="P22"><text:span text:style-name="T2">O novo placar está disponível.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6.12">
          <table:table-cell table:style-name="Table6.A1" office:value-type="string">
            <text:p text:style-name="P3"><text:span text:style-name="T1"><text:s text:c="13"/>FA1 - Alterar placar:</text:span></text:p>
          </table:table-cell>
        </table:table-row>
        <table:table-row table:style-name="Table6.12">
          <table:table-cell table:style-name="Table6.A1" office:value-type="string">
            <text:list xml:id="list543779565302216559" text:style-name="WWNum37">
              <text:list-item>
                <text:p text:style-name="P36"><text:span text:style-name="T2">O administrador clica no placar para alterá-lo, pois o resultado <text:s/>foi cadastrado de forma incorreta ou foi editado o placar de uma partida que ainda não ocorreu. </text:span><text:span text:style-name="T4">FE1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list xml:id="list73931997112043" text:continue-numbering="true" text:style-name="WWNum37">
              <text:list-item>
                <text:p text:style-name="P36"><text:span text:style-name="T2">O administrador edita os resultados corretos da partida.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list xml:id="list73932042528654" text:continue-numbering="true" text:style-name="WWNum37">
              <text:list-item>
                <text:p text:style-name="P36"><text:span text:style-name="T2">O caso de uso retorna para o passo 1 do FP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"><text:span text:style-name="T1">Fluxos de Exceção (FE):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2"><text:tab/></text:span><text:span text:style-name="T1">FE1 - O administrador deseja alterar um placar que já foi cadastrado</text:span><text:span text:style-name="T2">.</text:span></text:p>
          </table:table-cell>
        </table:table-row>
        <table:table-row table:style-name="Table6.1">
          <table:table-cell table:style-name="Table6.A1" office:value-type="string">
            <text:list xml:id="list6262389972055292311" text:style-name="WWNum35">
              <text:list-item>
                <text:p text:style-name="P37"><text:span text:style-name="T2">O sistema emite uma mensagem para confirmar a alteração de um placar já cadastrad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73931192443456" text:continue-numbering="true" text:style-name="WWNum35">
              <text:list-item>
                <text:p text:style-name="P37"><text:span text:style-name="T2">Caso realmente seja de desejo do administrador, o mesmo confirma a alteraçã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73931467132717" text:continue-numbering="true" text:style-name="WWNum35">
              <text:list-item>
                <text:p text:style-name="P37"><text:span text:style-name="T2">O caso de uso retorna para o passo 2 do FA1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"><text:span text:style-name="T1">Caso de Uso:</text:span><text:span text:style-name="T2"> Enviar Mensagem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Descrição:</text:span><text:span text:style-name="T2"> Este caso de uso tem por objetivo enviar mensagens à jogadores para convidá-los a participar de um time, ou avisá-los de uma partida.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Pré-condições:</text:span><text:span text:style-name="T2"> Ser capitão de um time.</text:span></text:p>
          </table:table-cell>
        </table:table-row>
        <table:table-row table:style-name="Table7.5">
          <table:table-cell table:style-name="Table7.A1" office:value-type="string">
            <text:p text:style-name="P3"><text:span text:style-name="T1">Pós-condições: 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Fluxo Principal (FP):</text:span></text:p>
          </table:table-cell>
        </table:table-row>
        <table:table-row table:style-name="Table7.7">
          <table:table-cell table:style-name="Table7.A1" office:value-type="string">
            <text:list xml:id="list1586423693682473317" text:style-name="WWNum24">
              <text:list-item>
                <text:p text:style-name="P24"><text:span text:style-name="T2">O sistema apresenta as seguintes funções:</text:span></text:p>
              </text:list-item>
            </text:list>
            <text:list xml:id="list1178684049433322618" text:style-name="WWNum19">
              <text:list-item>
                <text:p text:style-name="P25"><text:span text:style-name="T2">Mensagens</text:span><text:span text:style-name="T4"> FP</text:span>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list xml:id="list73932703793498" text:continue-list="list1586423693682473317" text:style-name="WWNum24">
              <text:list-item>
                <text:p text:style-name="P24"><text:span text:style-name="T2">O capitão escolhe a opção de mensagens.</text:span>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list xml:id="list73931180306808" text:continue-numbering="true" text:style-name="WWNum24">
              <text:list-item>
                <text:p text:style-name="P24"><text:span text:style-name="T2">O capitão escreve o conteúdo da mensagem.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73931167298249" text:continue-numbering="true" text:style-name="WWNum24">
              <text:list-item>
                <text:p text:style-name="P24"><text:span text:style-name="T2">O capitão tem por opção copiar o texto da mensagem para enviar aos jogadores. </text:span></text:p>
              </text:list-item>
            </text:list>
          </table:table-cell>
        </table:table-row>
        <table:table-row table:style-name="Table7.11">
          <table:table-cell table:style-name="Table7.A1" office:value-type="string">
            <text:list xml:id="list73932135587310" text:continue-numbering="true" text:style-name="WWNum24">
              <text:list-item>
                <text:p text:style-name="P24"><text:span text:style-name="T2">O capitão coleta os números de telefone dos jogadores disponíveis em sua lista de amigos.</text:span></text:p>
              </text:list-item>
            </text:list>
          </table:table-cell>
        </table:table-row>
        <table:table-row table:style-name="Table7.11">
          <table:table-cell table:style-name="Table7.A1" office:value-type="string">
            <text:list xml:id="list73932430253319" text:continue-numbering="true" text:style-name="WWNum24">
              <text:list-item>
                <text:p text:style-name="P24"><text:span text:style-name="T2">O capitão envia a mensagem por SMS a todos os jogadores que deseja.</text:span></text:p>
              </text:list-item>
            </text:list>
          </table:table-cell>
        </table:table-row>
        <table:table-row table:style-name="Table7.13">
          <table:table-cell table:style-name="Table7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7.1">
          <table:table-cell table:style-name="Table7.A1" office:value-type="string">
            <text:p text:style-name="P3"><text:span text:style-name="T1">Fluxos de Exceção (FE):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2"><text:tab/></text:span><text:span text:style-name="T1">FE1 - Falha ao enviar SMSs</text:span></text:p>
          </table:table-cell>
        </table:table-row>
        <table:table-row table:style-name="Table7.1">
          <table:table-cell table:style-name="Table7.A1" office:value-type="string">
            <text:list xml:id="list5989510374800417612" text:style-name="WWNum23">
              <text:list-item>
                <text:p text:style-name="P38"><text:span text:style-name="T2">O sistema não se responsabiliza por problemas relacionados à operadoras telefônicas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1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"><text:span text:style-name="T1">Caso de Uso:</text:span><text:span text:style-name="T2"> Excluir Jogador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Descrição:</text:span><text:span text:style-name="T2"> Este caso de uso tem por objetivo excluir jogadores de times.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ré-condições:</text:span><text:span text:style-name="T2"> Possuir o jogador x no time.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ós-condições: 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Fluxo Principal (FP):</text:span></text:p>
          </table:table-cell>
        </table:table-row>
        <table:table-row table:style-name="Table8.7">
          <table:table-cell table:style-name="Table8.A1" office:value-type="string">
            <text:list xml:id="list7325514785888690247" text:style-name="WWNum25">
              <text:list-item>
                <text:p text:style-name="P26"><text:span text:style-name="T2">O sistema apresenta as seguintes funções:</text:span></text:p>
              </text:list-item>
            </text:list>
            <text:list xml:id="list1946638444266650772" text:style-name="WWNum34">
              <text:list-item>
                <text:p text:style-name="P27"><text:span text:style-name="T2">Excluir jogador</text:span><text:span text:style-name="T4"> FP</text:span></text:p>
              </text:list-item>
            </text:list>
          </table:table-cell>
        </table:table-row>
        <table:table-row table:style-name="Table8.8">
          <table:table-cell table:style-name="Table8.A1" office:value-type="string">
            <text:list xml:id="list73932975834278" text:continue-list="list7325514785888690247" text:style-name="WWNum25">
              <text:list-item>
                <text:p text:style-name="P26"><text:span text:style-name="T2">O capitão escolhe a opção de excluir jogador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73931060441183" text:continue-numbering="true" text:style-name="WWNum25">
              <text:list-item>
                <text:p text:style-name="P26"><text:span text:style-name="T2">O sistema envia uma mensagem de confirmação para apagar o jogador. </text:span><text:span text:style-name="T4">FE1</text:span></text:p>
              </text:list-item>
            </text:list>
          </table:table-cell>
        </table:table-row>
        <table:table-row table:style-name="Table8.10">
          <table:table-cell table:style-name="Table8.A1" office:value-type="string">
            <text:list xml:id="list73932426143487" text:continue-numbering="true" text:style-name="WWNum25">
              <text:list-item>
                <text:p text:style-name="P26"><text:span text:style-name="T2">O capitão confirma o desejo de excluir o jogador, e o mesmo é deletado.</text:span></text:p>
              </text:list-item>
            </text:list>
          </table:table-cell>
        </table:table-row>
        <table:table-row table:style-name="Table8.10">
          <table:table-cell table:style-name="Table8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8.1">
          <table:table-cell table:style-name="Table8.A1" office:value-type="string">
            <text:p text:style-name="P3"><text:span text:style-name="T1">Fluxos de Exceção (FE):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2"><text:tab/></text:span><text:span text:style-name="T1">FE1 - Cancelar exclusão de jogador.</text:span></text:p>
          </table:table-cell>
        </table:table-row>
        <table:table-row table:style-name="Table8.1">
          <table:table-cell table:style-name="Table8.A1" office:value-type="string">
            <text:list xml:id="list8638457873244916643" text:style-name="WWNum17">
              <text:list-item>
                <text:p text:style-name="P39"><text:span text:style-name="T2">O capitão recebe a mensagem do sistema para confirmar seu desejo de excluir o jogador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73931217203709" text:continue-numbering="true" text:style-name="WWNum17">
              <text:list-item>
                <text:p text:style-name="P39"><text:span text:style-name="T2">O capitão opta por não mais excluir o jogador e seleciona a opção “não” na confirmação da exclusão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73932948881310" text:continue-numbering="true" text:style-name="WWNum17">
              <text:list-item>
                <text:p text:style-name="P39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3"><text:span text:style-name="T1">Caso de Uso:</text:span><text:span text:style-name="T2"> Adicionar Jogador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Descrição:</text:span><text:span text:style-name="T2"> Este caso de uso tem por objetivo adicionar jogadores no time.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ré-condições:</text:span><text:span text:style-name="T2"> Possuir o jogador x na lista de amigos.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ós-condições: 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Fluxo Principal (FP):</text:span></text:p>
          </table:table-cell>
        </table:table-row>
        <table:table-row table:style-name="Table9.7">
          <table:table-cell table:style-name="Table9.A1" office:value-type="string">
            <text:list xml:id="list4596341578760121770" text:style-name="WWNum30">
              <text:list-item>
                <text:p text:style-name="P28"><text:span text:style-name="T2">O sistema apresenta as seguintes funções:</text:span></text:p>
              </text:list-item>
            </text:list>
            <text:list xml:id="list7664162578334663038" text:style-name="WWNum1">
              <text:list-item>
                <text:p text:style-name="P29"><text:span text:style-name="T2">Adicionar jogador</text:span><text:span text:style-name="T4"> FP</text:span></text:p>
              </text:list-item>
            </text:list>
          </table:table-cell>
        </table:table-row>
        <table:table-row table:style-name="Table9.8">
          <table:table-cell table:style-name="Table9.A1" office:value-type="string">
            <text:list xml:id="list73932237907387" text:continue-list="list4596341578760121770" text:style-name="WWNum30">
              <text:list-item>
                <text:p text:style-name="P28"><text:span text:style-name="T2">O capitão escolhe a opção de adicionar jogador.</text:span></text:p>
              </text:list-item>
            </text:list>
          </table:table-cell>
        </table:table-row>
        <table:table-row table:style-name="Table9.8">
          <table:table-cell table:style-name="Table9.A1" office:value-type="string">
            <text:list xml:id="list73932663385338" text:continue-numbering="true" text:style-name="WWNum30">
              <text:list-item>
                <text:p text:style-name="P28"><text:span text:style-name="T2">O capitão escolhe o jogador de sua lista de amigos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xml:id="list73931800609582" text:continue-numbering="true" text:style-name="WWNum30">
              <text:list-item>
                <text:p text:style-name="P28"><text:span text:style-name="T2">O sistema envia uma mensagem de confirmação para adicionar o jogador. </text:span><text:span text:style-name="T4">FE1</text:span></text:p>
              </text:list-item>
            </text:list>
          </table:table-cell>
        </table:table-row>
        <table:table-row table:style-name="Table9.11">
          <table:table-cell table:style-name="Table9.A1" office:value-type="string">
            <text:list xml:id="list73931846972542" text:continue-numbering="true" text:style-name="WWNum30">
              <text:list-item>
                <text:p text:style-name="P28"><text:span text:style-name="T2">O capitão confirma o desejo de adicionar o jogador, e o mesmo é inserido no time.</text:span></text:p>
              </text:list-item>
            </text:list>
          </table:table-cell>
        </table:table-row>
        <table:table-row table:style-name="Table9.11">
          <table:table-cell table:style-name="Table9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9.1">
          <table:table-cell table:style-name="Table9.A1" office:value-type="string">
            <text:p text:style-name="P3"><text:span text:style-name="T1">Fluxos de Exceção (FE):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2"><text:tab/></text:span><text:span text:style-name="T1">FE1 - Cancelar adição de jogador.</text:span></text:p>
          </table:table-cell>
        </table:table-row>
        <table:table-row table:style-name="Table9.1">
          <table:table-cell table:style-name="Table9.A1" office:value-type="string">
            <text:list xml:id="list8238514024464736417" text:style-name="WWNum38">
              <text:list-item>
                <text:p text:style-name="P40"><text:span text:style-name="T2">O capitão recebe a mensagem do sistema para confirmar seu desejo de adicionar o jogador.</text:span></text:p>
              </text:list-item>
            </text:list>
          </table:table-cell>
        </table:table-row>
        <table:table-row table:style-name="Table9.16">
          <table:table-cell table:style-name="Table9.A1" office:value-type="string">
            <text:list xml:id="list73931067361273" text:continue-numbering="true" text:style-name="WWNum38">
              <text:list-item>
                <text:p text:style-name="P40"><text:span text:style-name="T2">O capitão opta por não mais adicionar o jogador e seleciona a opção “não” na confirmação da adição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xml:id="list73932498676807" text:continue-numbering="true" text:style-name="WWNum38">
              <text:list-item>
                <text:p text:style-name="P40"><text:span text:style-name="T2">O caso de uso retorna para o passo 1 do FP.</text:span></text:p>
              </text:list-item>
            </text:list>
          </table:table-cell>
        </table:table-row>
      </table:table>
      <text:p text:style-name="P1"><text:soft-page-break/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3"><text:span text:style-name="T1">Caso de Uso:</text:span><text:span text:style-name="T2"> Aceitar Campeonato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Descrição:</text:span><text:span text:style-name="T2"> Este caso de uso tem por objetivo aceitar um convite para participar de um campeonato.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Pré-condições:</text:span><text:span text:style-name="T2"> Possuir o administrador x na lista de amigos.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Pós-condições: 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Fluxo Principal (FP):</text:span></text:p>
          </table:table-cell>
        </table:table-row>
        <table:table-row table:style-name="Table10.7">
          <table:table-cell table:style-name="Table10.A1" office:value-type="string">
            <text:list xml:id="list8413496830494557942" text:style-name="WWNum36">
              <text:list-item>
                <text:p text:style-name="P30"><text:span text:style-name="T2">O sistema apresenta as seguintes funções:</text:span></text:p>
              </text:list-item>
            </text:list>
            <text:list xml:id="list7277185626005792694" text:style-name="WWNum4">
              <text:list-item>
                <text:p text:style-name="P31"><text:span text:style-name="T2">Ler Mensagem</text:span><text:span text:style-name="T4"> FP</text:span></text:p>
              </text:list-item>
              <text:list-item>
                <text:p text:style-name="P31"><text:span text:style-name="T2">Ignorar Mensagem</text:span><text:span text:style-name="T4"> FA</text:span></text:p>
              </text:list-item>
            </text:list>
          </table:table-cell>
        </table:table-row>
        <table:table-row table:style-name="Table10.8">
          <table:table-cell table:style-name="Table10.A1" office:value-type="string">
            <text:list xml:id="list73932851121149" text:continue-list="list8413496830494557942" text:style-name="WWNum36">
              <text:list-item>
                <text:p text:style-name="P30"><text:span text:style-name="T2">O capitão abre sua caixa de mensagens e vê a nova mensagem com a opção de ler a mensagem ou ignorá-la. </text:span><text:span text:style-name="T4">FA1</text:span></text:p>
              </text:list-item>
            </text:list>
          </table:table-cell>
        </table:table-row>
        <table:table-row table:style-name="Table10.8">
          <table:table-cell table:style-name="Table10.A1" office:value-type="string">
            <text:list xml:id="list73932662520115" text:continue-numbering="true" text:style-name="WWNum36">
              <text:list-item>
                <text:p text:style-name="P30"><text:span text:style-name="T2">O capitão escolhe a opção de ler mensagem e vê o convite para seu time ser adicionado a um campeonato. </text:span></text:p>
              </text:list-item>
            </text:list>
          </table:table-cell>
        </table:table-row>
        <table:table-row table:style-name="Table10.8">
          <table:table-cell table:style-name="Table10.A1" office:value-type="string">
            <text:list xml:id="list73932293255410" text:continue-numbering="true" text:style-name="WWNum36">
              <text:list-item>
                <text:p text:style-name="P30"><text:span text:style-name="T2">O capitão tem a opção de aceitar ou rejeitar o convite.</text:span></text:p>
              </text:list-item>
            </text:list>
          </table:table-cell>
        </table:table-row>
        <table:table-row table:style-name="Table10.8">
          <table:table-cell table:style-name="Table10.A1" office:value-type="string">
            <text:list xml:id="list73931250296613" text:continue-numbering="true" text:style-name="WWNum36">
              <text:list-item>
                <text:p text:style-name="P30"><text:span text:style-name="T2">O capitão escolhe aceitar a participação ao clicar em “aceitar”. </text:span><text:span text:style-name="T4">FE1</text:span></text:p>
              </text:list-item>
            </text:list>
          </table:table-cell>
        </table:table-row>
        <table:table-row table:style-name="Table10.12">
          <table:table-cell table:style-name="Table10.A1" office:value-type="string">
            <text:list xml:id="list73931563487386" text:continue-numbering="true" text:style-name="WWNum36">
              <text:list-item>
                <text:p text:style-name="P30"><text:span text:style-name="T2">O sistema envia uma mensagem confirmando a adição ao campeonato com sucesso.</text:span></text:p>
              </text:list-item>
            </text:list>
          </table:table-cell>
        </table:table-row>
        <table:table-row table:style-name="Table10.12">
          <table:table-cell table:style-name="Table10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10.14">
          <table:table-cell table:style-name="Table10.A1" office:value-type="string">
            <text:p text:style-name="P3"><text:span text:style-name="T1"><text:s text:c="13"/>FA1 - Ignorar Mensagem.</text:span></text:p>
          </table:table-cell>
        </table:table-row>
        <table:table-row table:style-name="Table10.12">
          <table:table-cell table:style-name="Table10.A1" office:value-type="string">
            <text:list xml:id="list702764590214398358" text:style-name="WWNum5">
              <text:list-item>
                <text:p text:style-name="P41"><text:span text:style-name="T2">O capitão clica em ignorar mensagem, retirando a notificação do sistema naquela mensagem.</text:span></text:p>
              </text:list-item>
            </text:list>
          </table:table-cell>
        </table:table-row>
        <table:table-row table:style-name="Table10.14">
          <table:table-cell table:style-name="Table10.A1" office:value-type="string">
            <text:list xml:id="list73931384397165" text:continue-numbering="true" text:style-name="WWNum5">
              <text:list-item>
                <text:p text:style-name="P41"><text:span text:style-name="T2">O caso de uso retorna ao passo 1 do FP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3"><text:span text:style-name="T1">Fluxos de Exceção (FE):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2"><text:tab/></text:span><text:span text:style-name="T1">FE1 - Rejeitar Mensagem.</text:span></text:p>
          </table:table-cell>
        </table:table-row>
        <table:table-row table:style-name="Table10.1">
          <table:table-cell table:style-name="Table10.A1" office:value-type="string">
            <text:list xml:id="list1554475290337331523" text:style-name="WWNum31">
              <text:list-item>
                <text:p text:style-name="P42"><text:span text:style-name="T2">O capitão abre a mensagem e vê a opção de aceitá-la ou rejeitá-la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73931121939870" text:continue-numbering="true" text:style-name="WWNum31">
              <text:list-item>
                <text:p text:style-name="P42"><text:span text:style-name="T2">O capitão opta por rejeitar a mensagem e clica em rejeitar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73931105037942" text:continue-numbering="true" text:style-name="WWNum31">
              <text:list-item>
                <text:p text:style-name="P42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3"><text:span text:style-name="T1">Caso de Uso:</text:span><text:span text:style-name="T2"> Aceitar Time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Ator(es):</text:span><text:span text:style-name="T2"> Jogador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Descrição:</text:span><text:span text:style-name="T2"> Este caso de uso tem por objetivo aceitar um convite para participar de um time.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Pré-condições:</text:span><text:span text:style-name="T2"> Possuir o capitão x na lista de amigos.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Pós-condições: 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Fluxo Principal (FP):</text:span></text:p>
          </table:table-cell>
        </table:table-row>
        <table:table-row table:style-name="Table11.7">
          <table:table-cell table:style-name="Table11.A1" office:value-type="string">
            <text:list xml:id="list939137197978452108" text:style-name="WWNum27">
              <text:list-item>
                <text:p text:style-name="P32"><text:span text:style-name="T2">O sistema apresenta as seguintes funções:</text:span></text:p>
              </text:list-item>
            </text:list>
            <text:list xml:id="list8630663759318477146" text:style-name="WWNum15">
              <text:list-item>
                <text:p text:style-name="P33"><text:span text:style-name="T2">Ler Mensagem</text:span><text:span text:style-name="T4"> FP</text:span></text:p>
              </text:list-item>
              <text:list-item>
                <text:p text:style-name="P33"><text:span text:style-name="T2">Ignorar Mensagem</text:span><text:span text:style-name="T4"> FA</text:span></text:p>
              </text:list-item>
            </text:list>
          </table:table-cell>
        </table:table-row>
        <table:table-row table:style-name="Table11.8">
          <table:table-cell table:style-name="Table11.A1" office:value-type="string">
            <text:list xml:id="list73932896049703" text:continue-list="list939137197978452108" text:style-name="WWNum27">
              <text:list-item>
                <text:p text:style-name="P32"><text:span text:style-name="T2">O jogador abre sua caixa de mensagens e vê a nova mensagem com a opção de ler a mensagem ou ignorá-la. </text:span><text:span text:style-name="T4">FA1</text:span></text:p>
              </text:list-item>
            </text:list>
          </table:table-cell>
        </table:table-row>
        <table:table-row table:style-name="Table11.8">
          <table:table-cell table:style-name="Table11.A1" office:value-type="string">
            <text:list xml:id="list73933028966159" text:continue-numbering="true" text:style-name="WWNum27">
              <text:list-item>
                <text:p text:style-name="P32"><text:span text:style-name="T2">O capitão escolhe a opção de ler mensagem e vê o convite para ser adicionado a um time. </text:span></text:p>
              </text:list-item>
            </text:list>
          </table:table-cell>
        </table:table-row>
        <table:table-row table:style-name="Table11.8">
          <table:table-cell table:style-name="Table11.A1" office:value-type="string">
            <text:list xml:id="list73932937208527" text:continue-numbering="true" text:style-name="WWNum27">
              <text:list-item>
                <text:p text:style-name="P32"><text:span text:style-name="T2">O jogador tem a opção de aceitar ou rejeitar o convite.</text:span></text:p>
              </text:list-item>
            </text:list>
          </table:table-cell>
        </table:table-row>
        <table:table-row table:style-name="Table11.8">
          <table:table-cell table:style-name="Table11.A1" office:value-type="string">
            <text:list xml:id="list73931068950893" text:continue-numbering="true" text:style-name="WWNum27">
              <text:list-item>
                <text:p text:style-name="P32"><text:span text:style-name="T2">O jogador escolhe aceitar a participação ao clicar em “aceitar”. </text:span><text:span text:style-name="T4">FE1</text:span></text:p>
              </text:list-item>
            </text:list>
          </table:table-cell>
        </table:table-row>
        <table:table-row table:style-name="Table11.12">
          <table:table-cell table:style-name="Table11.A1" office:value-type="string">
            <text:list xml:id="list73931409811502" text:continue-numbering="true" text:style-name="WWNum27">
              <text:list-item>
                <text:p text:style-name="P32"><text:span text:style-name="T2">O sistema envia uma mensagem confirmando a adição ao time com sucesso.</text:span></text:p>
              </text:list-item>
            </text:list>
          </table:table-cell>
        </table:table-row>
        <table:table-row table:style-name="Table11.12">
          <table:table-cell table:style-name="Table11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11.14">
          <table:table-cell table:style-name="Table11.A1" office:value-type="string">
            <text:p text:style-name="P3"><text:span text:style-name="T1"><text:s text:c="13"/>FA1 - Ignorar Mensagem.</text:span></text:p>
          </table:table-cell>
        </table:table-row>
        <table:table-row table:style-name="Table11.12">
          <table:table-cell table:style-name="Table11.A1" office:value-type="string">
            <text:list xml:id="list5270046548721512427" text:style-name="WWNum33">
              <text:list-item>
                <text:p text:style-name="P43"><text:span text:style-name="T2">O jogador clica em ignorar mensagem, retirando a notificação do sistema naquela mensagem.</text:span></text:p>
              </text:list-item>
            </text:list>
          </table:table-cell>
        </table:table-row>
        <table:table-row table:style-name="Table11.14">
          <table:table-cell table:style-name="Table11.A1" office:value-type="string">
            <text:list xml:id="list73930899602073" text:continue-numbering="true" text:style-name="WWNum33">
              <text:list-item>
                <text:p text:style-name="P43"><text:span text:style-name="T2">O caso de uso retorna ao passo 1 do FP.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3"><text:span text:style-name="T1">Fluxos de Exceção (FE):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2"><text:tab/></text:span><text:span text:style-name="T1">FE1 - Rejeitar Mensagem.</text:span></text:p>
          </table:table-cell>
        </table:table-row>
        <table:table-row table:style-name="Table11.1">
          <table:table-cell table:style-name="Table11.A1" office:value-type="string">
            <text:list xml:id="list6671322141073126346" text:style-name="WWNum12">
              <text:list-item>
                <text:p text:style-name="P44"><text:span text:style-name="T2">O jogador abre a mensagem e vê a opção de aceitá-la ou rejeitá-la.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xml:id="list73930981993558" text:continue-numbering="true" text:style-name="WWNum12">
              <text:list-item>
                <text:p text:style-name="P44"><text:span text:style-name="T2">O jogador opta por rejeitar a mensagem e clica em rejeitar.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xml:id="list73930929427573" text:continue-numbering="true" text:style-name="WWNum12">
              <text:list-item>
                <text:p text:style-name="P44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7" style:display-name="ListLabel 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9" style:display-name="ListLabel 99" style:family="text">
      <style:text-properties fo:font-size="10pt"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fo:font-size="10pt"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fo:font-size="10pt"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fo:font-size="10pt"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fo:font-size="10pt"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fo:font-size="10pt"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fo:font-size="10pt"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fo:font-size="10pt"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fo:font-size="10pt"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fo:font-size="10pt"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fo:color="#000000" fo:font-size="10pt"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fo:font-size="10pt"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fo:font-size="10pt"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fo:font-size="10pt"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fo:font-size="10pt"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fo:font-size="10pt"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fo:font-size="10pt"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fo:font-size="10pt"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fo:font-size="10pt"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fo:font-size="10pt"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fo:font-size="10pt"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fo:font-size="10pt"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3" text:style-name="ListLabel_20_9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1"/>
      </text:list-level-style-bullet>
      <text:list-level-style-bullet text:level="4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1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1"/>
      </text:list-level-style-bullet>
      <text:list-level-style-bullet text:level="6" text:style-name="ListLabel_20_95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1"/>
      </text:list-level-style-bullet>
      <text:list-level-style-bullet text:level="7" text:style-name="ListLabel_20_96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1"/>
      </text:list-level-style-bullet>
      <text:list-level-style-bullet text:level="8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1"/>
      </text:list-level-style-bullet>
      <text:list-level-style-bullet text:level="9" text:style-name="ListLabel_20_98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4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2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2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24" meta:paragraph-count="219" meta:word-count="1852" meta:character-count="10681" meta:non-whitespace-character-count="9000"/>
    <meta:generator>LibreOfficeDev/5.1.0.3$Linux_X86_64 LibreOffice_project/</meta:generator>
  </office:meta>
</office:document-meta>
</file>